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#include &lt;stdio.h&gt;</text:p>
      <text:p text:style-name="Standard">#include &lt;unistd.h&gt;</text:p>
      <text:p text:style-name="Standard">#include &lt;sys/stat.h&gt;</text:p>
      <text:p text:style-name="Standard">#include &lt;fcntl.h&gt;</text:p>
      <text:p text:style-name="Standard">#include &lt;string.h&gt;</text:p>
      <text:p text:style-name="Standard">#define Max_Buff 1024</text:p>
      <text:p text:style-name="Standard">int main() {</text:p>
      <text:p text:style-name="Standard">int fd1, fd2, c = 0;</text:p>
      <text:p text:style-name="Standard">char *myfifo1 = "myfifo1";</text:p>
      <text:p text:style-name="Standard">char *myfifo2 = "myfifo2";</text:p>
      <text:p text:style-name="Standard">char<text:s/>buff[Max_Buff];</text:p>
      <text:p text:style-name="Standard">char str;</text:p>
      <text:p text:style-name="Standard">int res;</text:p>
      <text:p text:style-name="Standard">// Create both FIFOs if they don't exist</text:p>
      <text:p text:style-name="Standard">res = mkfifo(myfifo1, 0777);</text:p>
      <text:p text:style-name="Standard">if (res == -1) {</text:p>
      <text:p text:style-name="Standard">perror("Pipe 1 not created or already exists");</text:p>
      <text:p text:style-name="Standard">}</text:p>
      <text:p text:style-name="Standard">res = mkfifo(myfifo2, 0777);</text:p>
      <text:p text:style-name="Standard">if (res == -1) {</text:p>
      <text:p text:style-name="Standard">perror("Pipe 2 not created or<text:s/>already exists");</text:p>
      <text:p text:style-name="Standard">}</text:p>
      <text:p text:style-name="Standard">printf("Enter the string (end with #):\n");</text:p>
      <text:p text:style-name="Standard">while ((str = getchar()) != '#') {</text:p>
      <text:p text:style-name="Standard">if (c &lt; Max_Buff - 1)</text:p>
      <text:p text:style-name="Standard">buff[c++] = str;</text:p>
      <text:p text:style-name="Standard">}</text:p>
      <text:p text:style-name="Standard">buff[c] = '\0';</text:p>
      <text:p text:style-name="Standard">// Open FIFO1 for writing</text:p>
      <text:p text:style-name="Standard">fd1 = open(myfifo1, O_WRONLY);</text:p>
      <text:p text:style-name="Standard">if (fd1 == -1) {</text:p>
      <text:p text:style-name="Standard">perror("Error opening fifo1");</text:p>
      <text:p text:style-name="Standard">return 1;</text:p>
      <text:p text:style-name="Standard">}</text:p>
      <text:p text:style-name="Standard">write(fd1, buff, strlen(buff) + 1);</text:p>
      <text:p text:style-name="Standard">close(fd1);</text:p>
      <text:p text:style-name="Standard">// Open FIFO2 for reading</text:p>
      <text:p text:style-name="Standard">fd2 = open(myfifo2, O_RDONLY);</text:p>
      <text:p text:style-name="Standard">if (fd2 == -1) {</text:p>
      <text:p text:style-name="Standard">perror("Error opening fifo2");</text:p>
      <text:p text:style-name="Standard">return 1;</text:p>
      <text:p text:style-name="Standard">}</text:p>
      <text:p text:style-name="Standard">read(fd2, buff, Max_Buff);</text:p>
      <text:p text:style-name="Standard">printf("\nContents read from<text:s/>fifo2:\n%s\n", buff);</text:p>
      <text:p text:style-name="Standard">close(fd2);</text:p>
      <text:p text:style-name="Standard">// Remove the FIFOs after use</text:p>
      <text:p text:style-name="Standard">unlink(myfifo1);</text:p>
      <text:p text:style-name="Standard">unlink(myfifo2);</text:p>
      <text:p text:style-name="Standard">return 0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Full duplex communication between two independent processes. First process accepts sentences and writes on one pipe to be read by<text:s/>second proes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Yash Mhaske</dc:creator>
    <meta:creation-date>2025-11-08T10:53:00Z</meta:creation-date>
    <dc:date>2025-11-10T14:48:00Z</dc:date>
    <meta:template xlink:href="Normal" xlink:type="simple"/>
    <meta:editing-cycles>5</meta:editing-cycles>
    <meta:editing-duration>PT720S</meta:editing-duration>
    <meta:document-statistic meta:page-count="1" meta:paragraph-count="2" meta:word-count="183" meta:character-count="1228" meta:row-count="8" meta:non-whitespace-character-count="1047"/>
  </office:meta>
</office:document-meta>
</file>